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Mono O" svg:font-family="'Linux Libertine Mono O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8cdedc" draw:fill="solid" draw:fill-color="#1b98e0" draw:textarea-horizontal-align="justify" draw:textarea-vertical-align="middle" draw:auto-grow-height="false" fo:min-height="0.269cm" fo:min-width="0.326cm"/>
    </style:style>
    <style:style style:name="gr2" style:family="graphic" style:parent-style-name="standard">
      <style:graphic-properties draw:stroke="none" svg:stroke-width="0.102cm" svg:stroke-color="#247ba0" draw:marker-start-width="0.509cm" draw:marker-end-width="0.509cm" draw:fill="solid" draw:fill-color="#1b98e0" draw:textarea-horizontal-align="justify" draw:textarea-vertical-align="middle" draw:auto-grow-height="false" fo:min-height="0.39cm" fo:min-width="0.185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cm" fo:min-width="7.859cm" draw:shadow="hidden" draw:fontwork-style="none" draw:fontwork-shadow="slant"/>
    </style:style>
    <style:style style:name="P1" style:family="paragraph">
      <loext:graphic-properties draw:fill="solid" draw:fill-color="#1b98e0"/>
      <style:paragraph-properties fo:text-align="center"/>
      <style:text-properties style:font-name="Linux Libertine Mono O"/>
    </style:style>
    <style:style style:name="P2" style:family="paragraph">
      <loext:graphic-properties draw:fill="solid" draw:fill-color="#1b98e0"/>
      <style:paragraph-properties fo:text-align="center"/>
    </style:style>
    <style:style style:name="P3" style:family="paragraph">
      <loext:graphic-properties draw:fill="none" draw:fill-color="#ffffff"/>
      <style:text-properties fo:color="#841c26" style:text-outline="true" style:font-name="DejaVu Sans Condensed" fo:font-size="72pt" fo:text-shadow="none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T1" style:family="text">
      <style:text-properties fo:color="#272635" style:font-name="DejaVu Sans Condensed" fo:font-size="72pt" fo:text-shadow="none" fo:font-weight="bold" style:font-size-asian="72pt" style:font-weight-asian="bold" style:font-size-complex="72pt" style:font-weight-complex="bold"/>
    </style:style>
    <style:style style:name="T2" style:family="text">
      <style:text-properties fo:color="#272635" style:font-name="DejaVu Sans Condensed" fo:font-size="60pt" fo:text-shadow="none" fo:font-weight="bold" style:font-size-asian="60pt" style:font-weight-asian="bold" style:font-size-complex="60pt" style:font-weight-complex="bold"/>
    </style:style>
    <style:style style:name="T3" style:family="text">
      <style:text-properties fo:color="#1b98e0" style:font-name="DejaVu Sans Condensed" fo:font-size="72pt" fo:text-shadow="none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3.02cm" svg:height="0.417cm" draw:transform="skewX (-0.0951204442336909) rotate (-0.770388331830297) translate (8.1643771723695cm 0.821172991639597cm)" svg:viewBox="0 0 3021 418" draw:points="36,418 0,190 3007,0 3021,294">
            <text:p/>
          </draw:polygon>
          <draw:custom-shape draw:style-name="gr2" draw:text-style-name="P2" draw:layer="layout" svg:width="1.111cm" svg:height="1.048cm" draw:transform="skewX (0.0799360797413403) rotate (2.80928196401007) translate (7.765cm 1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1" draw:text-style-name="P1" draw:layer="layout" svg:width="2.826cm" svg:height="0.386cm" draw:transform="skewX (-0.105766952670856) rotate (-2.42862565415011) translate (10.5074975645807cm 4.1599813728912cm)" svg:viewBox="0 0 2827 387" draw:points="34,387 0,177 2813,0 2827,272">
            <text:p/>
          </draw:polygon>
          <draw:polygon draw:style-name="gr1" draw:text-style-name="P1" draw:layer="layout" svg:width="3.292cm" svg:height="0.321cm" draw:transform="skewX (0.254643537865973) rotate (2.9234264970905) translate (6.96768365206851cm 6.45071476708089cm)" svg:viewBox="0 0 3293 322" draw:points="40,322 0,147 3277,0 3293,227">
            <text:p/>
          </draw:polygon>
          <draw:custom-shape draw:style-name="gr2" draw:text-style-name="P2" draw:layer="layout" svg:width="1.111cm" svg:height="1.048cm" draw:transform="skewX (0.0799360797413403) rotate (2.80928196401007) translate (11.061cm 4.1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111cm" svg:height="1.048cm" draw:transform="skewX (0.0799360797413403) rotate (2.80928196401007) translate (8.063cm 7.0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111cm" svg:height="1.048cm" draw:transform="skewX (0.0799360797413403) rotate (2.80928196401007) translate (3.493cm 6.0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3" draw:layer="layout" svg:width="10.281cm" svg:height="3.21cm" svg:x="-0.11cm" svg:y="1.958cm">
          <draw:text-box>
            <text:p><text:span text:style-name="T1">L</text:span><text:span text:style-name="T2">IB</text:span><text:span text:style-name="T3">K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Mono O" svg:font-family="'Linux Libertine Mono O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4:27:14.146461592</meta:creation-date>
    <dc:date>2020-03-31T22:27:09.173576524</dc:date>
    <meta:editing-duration>PT2H4M11S</meta:editing-duration>
    <meta:editing-cycles>14</meta:editing-cycles>
    <meta:generator>LibreOffice/6.0.7.3$Linux_X86_64 LibreOffice_project/00m0$Build-3</meta:generator>
    <meta:document-statistic meta:object-count="9"/>
  </office:meta>
</office:document-meta>
</file>